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shrink-to-fit="tru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shrink-to-fit="true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10.6891666666667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46.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6.5pt" style:use-optimal-row-height="false" fo:break-before="auto"/>
    </style:style>
    <style:style style:name="ro4" style:family="table-row">
      <style:table-row-properties style:row-height="86.45pt" style:use-optimal-row-height="false" fo:break-before="auto"/>
    </style:style>
    <style:style style:name="ro5" style:family="table-row">
      <style:table-row-properties style:row-height="45.75pt" style:use-optimal-row-height="false" fo:break-before="auto"/>
    </style:style>
    <style:style style:name="ro6" style:family="table-row">
      <style:table-row-properties style:row-height="17.9pt" style:use-optimal-row-height="false" fo:break-before="auto"/>
    </style:style>
    <style:style style:name="ro7" style:family="table-row">
      <style:table-row-properties style:row-height="32.15pt" style:use-optimal-row-height="false" fo:break-before="auto"/>
    </style:style>
    <style:style style:name="ro8" style:family="table-row">
      <style:table-row-properties style:row-height="28.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number-columns-repeated="2" table:default-cell-style-name="ce5"/>
        <table:table-column table:style-name="co3" table:default-cell-style-name="ce6"/>
        <table:table-column table:style-name="co4" table:number-columns-repeated="1017" table:default-cell-style-name="ce1"/>
        <table:table-column table:style-name="co5" table:number-columns-repeated="15363" table:default-cell-style-name="ce1"/>
        <table:table-row table:style-name="ro1">
          <table:table-cell office:value-type="string" table:style-name="ce2">
            <text:p>Type</text:p>
          </table:table-cell>
          <table:table-cell office:value-type="string" table:style-name="ce2">
            <text:p>Quantity</text:p>
          </table:table-cell>
          <table:table-cell office:value-type="string" table:style-name="ce9">
            <text:p>Have</text:p>
          </table:table-cell>
          <table:table-cell office:value-type="string" table:style-name="ce3">
            <text:p>Description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1">
            <text:p>Software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Resolume Avenue 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oftware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Spectrasonics Omnisphere 2.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oftware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Plogue Bidu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oftware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Native Instruments Battery 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oftware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LoopBe30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Electronics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omput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lectronics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string" table:style-name="ce6">
            <text:p>Sensel Morph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Electronics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Waveshare 10.1" HDMI touchscreen 1280x800</text:p>
          </table:table-cell>
          <table:table-cell table:number-columns-repeated="16380"/>
        </table:table-row>
        <table:table-row table:style-name="ro4">
          <table:table-cell office:value-type="string" table:style-name="ce7">
            <text:p>Electronics</text:p>
          </table:table-cell>
          <table:table-cell office:value-type="float" office:value="1" table:style-name="ce8">
            <text:p>1</text:p>
          </table:table-cell>
          <table:table-cell table:style-name="ce8"/>
          <table:table-cell office:value-type="string" table:style-name="ce6">
            <text:p>ASUS 27" slim-bezel HDMI monitor - VN279Q or VN279QL</text:p>
          </table:table-cell>
          <table:table-cell table:number-columns-repeated="16380" table:style-name="ce7"/>
        </table:table-row>
        <table:table-row table:style-name="ro3">
          <table:table-cell office:value-type="string" table:style-name="ce1">
            <text:p>Electronics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Orb speaker system - 9" minisub, 2 orbs, amp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Electronics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10.1" HDMI monitor (for console)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Electronics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wired mini keyboard with trackball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Electronics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string" table:style-name="ce6">
            <text:p>headphones with in-line volume control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Electronics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USB Wifi adapter</text:p>
          </table:table-cell>
          <table:table-cell table:number-columns-repeated="16380"/>
        </table:table-row>
        <table:table-row table:style-name="ro3">
          <table:table-cell table:number-columns-repeated="3" table:style-name="ce1"/>
          <table:table-cell table:style-name="ce7"/>
          <table:table-cell table:number-columns-repeated="16380"/>
        </table:table-row>
        <table:table-row table:style-name="ro2">
          <table:table-cell office:value-type="string" table:style-name="ce1">
            <text:p>Hardware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string" table:style-name="ce6">
            <text:p>1/4" to 1/8" stereo headphone adapter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Hardware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6">
            <text:p>straight micro USB 1ft cables</text:p>
          </table:table-cell>
          <table:table-cell table:number-columns-repeated="16380"/>
        </table:table-row>
        <table:table-row table:style-name="ro5">
          <table:table-cell office:value-type="string" table:style-name="ce7">
            <text:p>Hardware</text:p>
          </table:table-cell>
          <table:table-cell office:value-type="float" office:value="4" table:style-name="ce8">
            <text:p>4</text:p>
          </table:table-cell>
          <table:table-cell table:style-name="ce8"/>
          <table:table-cell office:value-type="string" table:style-name="ce6">
            <text:p>Up angle micro USB 1meter cables</text:p>
          </table:table-cell>
          <table:table-cell table:number-columns-repeated="16380" table:style-name="ce7"/>
        </table:table-row>
        <table:table-row table:style-name="ro6">
          <table:table-cell office:value-type="string" table:style-name="ce1">
            <text:p>Hardware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6">
            <text:p>mini USB C hub, 4 por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Hardware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HDMI to USB C aapt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Hardware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6">
            <text:p>6ft HDMI cable (ultra slim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Hardware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6ft HDMI extension cab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Hardware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3ft HDMI cable (ultra slim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Hardware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6">
            <text:p>6ft USB C extension cable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Hardware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6">
            <text:p>USB C to USB A convert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Hardware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Mountable power strip with USB</text:p>
          </table:table-cell>
          <table:table-cell table:number-columns-repeated="16380"/>
        </table:table-row>
        <table:table-row table:style-name="ro7">
          <table:table-cell office:value-type="string" table:style-name="ce7">
            <text:p>Hardware</text:p>
          </table:table-cell>
          <table:table-cell office:value-type="float" office:value="1" table:style-name="ce8">
            <text:p>1</text:p>
          </table:table-cell>
          <table:table-cell table:style-name="ce8"/>
          <table:table-cell office:value-type="string" table:style-name="ce6">
            <text:p>USB-powered headphone amp with 4 outputs</text:p>
          </table:table-cell>
          <table:table-cell table:number-columns-repeated="16380" table:style-name="ce7"/>
        </table:table-row>
        <table:table-row table:style-name="ro2">
          <table:table-cell office:value-type="string" table:style-name="ce1">
            <text:p>Hardware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6">
            <text:p>HDMI to Displayport adapt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Hardware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3ft Stereo 3.5mm Male to Dual 3.5mm Stereo Male Y-Splitter Audio Cab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Hardware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dual 120mm usb fans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10" table:style-name="ce5">
            <text:p>10</text:p>
          </table:table-cell>
          <table:table-cell table:style-name="ce5"/>
          <table:table-cell office:value-type="string" table:style-name="ce6">
            <text:p>Self-adhesive cable management clip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18" of velcro for keyboar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string" table:style-name="ce6">
            <text:p>24" zip-ties for minisu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18" zip-tie for amp/mixer</text:p>
          </table:table-cell>
          <table:table-cell table:number-columns-repeated="16380"/>
        </table:table-row>
        <table:table-row table:style-name="ro8">
          <table:table-cell office:value-type="string" table:style-name="ce7">
            <text:p>Mechanical</text:p>
          </table:table-cell>
          <table:table-cell office:value-type="float" office:value="10" table:style-name="ce8">
            <text:p>10</text:p>
          </table:table-cell>
          <table:table-cell table:style-name="ce8"/>
          <table:table-cell office:value-type="string" table:style-name="ce6">
            <text:p>L-Shaped Rail, zinc/steel, 1 foot long, 1-1/2"x1-1/2"</text:p>
          </table:table-cell>
          <table:table-cell table:number-columns-repeated="16380" table:style-name="ce7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50" table:style-name="ce5">
            <text:p>50</text:p>
          </table:table-cell>
          <table:table-cell table:style-name="ce5"/>
          <table:table-cell office:value-type="string" table:style-name="ce6">
            <text:p>1/4"-20 Phillips Round Head Machine Screws, 1"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echanical</text:p>
          </table:table-cell>
          <table:table-cell office:value-type="string" table:style-name="ce5">
            <text:p>??</text:p>
          </table:table-cell>
          <table:table-cell table:style-name="ce5"/>
          <table:table-cell office:value-type="string" table:style-name="ce6">
            <text:p>1/4"-20 Phillips Round Head Machine Screws, 3/4"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echanical</text:p>
          </table:table-cell>
          <table:table-cell office:value-type="string" table:style-name="ce5">
            <text:p>??</text:p>
          </table:table-cell>
          <table:table-cell table:style-name="ce5"/>
          <table:table-cell office:value-type="string" table:style-name="ce6">
            <text:p>1/4"-20 Phillips Round Head Machine Screws, 5/8"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string" table:style-name="ce6">
            <text:p>1/4"-20 Phillips Round Head Machine Screws, 1-1/2"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100" table:style-name="ce5">
            <text:p>100</text:p>
          </table:table-cell>
          <table:table-cell table:style-name="ce5"/>
          <table:table-cell office:value-type="string" table:style-name="ce6">
            <text:p>1/4"-20 hex nu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string" table:style-name="ce6">
            <text:p>connector bolts 1/4-20 x 1.97"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string" table:style-name="ce6">
            <text:p>connector bolts 1/4-20 x 1.57"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10" table:style-name="ce5">
            <text:p>10</text:p>
          </table:table-cell>
          <table:table-cell table:style-name="ce5"/>
          <table:table-cell office:value-type="string" table:style-name="ce6">
            <text:p>bronze cap nuts for connector bolt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8" table:style-name="ce5">
            <text:p>8</text:p>
          </table:table-cell>
          <table:table-cell table:style-name="ce5"/>
          <table:table-cell office:value-type="string" table:style-name="ce6">
            <text:p>rubber feet with screw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6">
            <text:p>Aluminum angle bar, 2ft long, 1/16" thick, 3/4" on each sid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8" table:style-name="ce5">
            <text:p>8</text:p>
          </table:table-cell>
          <table:table-cell table:style-name="ce5"/>
          <table:table-cell office:value-type="string" table:style-name="ce6">
            <text:p>#8-32 x 2" machine screw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8" table:style-name="ce5">
            <text:p>8</text:p>
          </table:table-cell>
          <table:table-cell table:style-name="ce5"/>
          <table:table-cell office:value-type="string" table:style-name="ce6">
            <text:p>#8-32 hex nut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swivel arm with ballhea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echanical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barrel nut for 1/4"-20 thread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ontroller - SPP_Layer1_face.dxf - 1/4" baltic birch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ontroller - SPP_Layer2.dxf - 1/8" MDF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ontroller - SPP_Layer3.dxf - 1/8" MDF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ontroller - SPP_Layer4.dxf - 1/8" MDF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ontroller - SPP_Layer5.dxf - 1/2" MDF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ontroller - SPP_Layer6.dxf - 1/2" MDF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ontroller - SPP_Layer7_back.dxf - 1/4" baltic birch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Monitor - SPP_MonLayer1_face.dxf - 1/4" baltic birch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6">
            <text:p>Monitor - SPP_MonLayer2_3_bottom.dxf - 1/2" MDF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string" table:style-name="ce6">
            <text:p>Monitor - SPP_MonLayer2_3_leftright.dxf - 1/2" MDF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6">
            <text:p>Monitor - SPP_MonLayer2_3_top.dxf - 1/2" MDF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Monitor - SPP_MonLayer4.dxf - 1/2" MDF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Monitor - SPP_MonLayer5.dxf - 1/2" MDF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Monitor - SPP_MonLayer6_back.dxf - 1/4" baltic birch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Base - SPP_BaseBack.dxf - 1/2" baltic birch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Base - SPP_BaseBackBottom.dxf - 1/2" baltic birch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Base - SPP_BaseBottom.dxf - 1/2" baltic birch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Base - SPP_BaseFront.dxf - 1/4" baltic birch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Base - SPP_BaseHeadphones.dxf - 1/2" baltic birch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Base - SPP_BaseKeyboard - 1/2" baltic birch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Base - SPP_BaseMidShelf - 1/4" baltic birch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Base - SPP_BaseMonKeyShelf - 1/4" baltic birch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6">
            <text:p>Base - SPP_BaseSide.dxf - 1/2" baltic birch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6">
            <text:p>Base - SPP_BaseSpeaker - 1/4" baltic birch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Wood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Base - SPP_BaseTopShelf - 1/4" baltic birch</text:p>
          </table:table-cell>
          <table:table-cell table:number-columns-repeated="16380"/>
        </table:table-row>
        <table:table-row table:number-rows-repeated="1048340" table:style-name="ro2">
          <table:table-cell table:number-columns-repeated="16384"/>
        </table:table-row>
        <table:table-row table:number-rows-repeated="145" table:style-name="ro9">
          <table:table-cell table:number-columns-repeated="16384"/>
        </table:table-row>
        <table:table-row table:number-rows-repeated="1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228</meta:generator>
    <dc:creator>Tim Thompson</dc:creator>
    <meta:creation-date>2021-08-03T04:54:43Z</meta:creation-date>
    <dc:date>2021-08-17T03:33:56Z</dc:date>
    <meta:print-date>2021-08-17T03:03:13Z</meta:print-date>
    <meta:editing-cycles>19</meta:editing-cycles>
    <meta:editing-duration>PT2749S</meta:editing-duration>
  </office:meta>
</office:document-meta>
</file>